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7c6a0" officeooo:paragraph-rsid="001157c7"/>
    </style:style>
    <style:style style:name="P2" style:family="paragraph" style:parent-style-name="Standard">
      <style:paragraph-properties fo:line-height="200%"/>
      <style:text-properties officeooo:rsid="001157c7" officeooo:paragraph-rsid="001157c7"/>
    </style:style>
    <style:style style:name="T1" style:family="text">
      <style:text-properties officeooo:rsid="001348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lien Dousset</text:p>
      <text:p text:style-name="P1">Creative Coding</text:p>
      <text:p text:style-name="P1">1/24/2021</text:p>
      <text:p text:style-name="P2">Mindset Response</text:p>
      <text:p text:style-name="P2"/>
      <text:p text:style-name="P2"><text:tab/>I thought the mindset stuff was somewhat interesting. On the quiz it said I had a growth mindset. I don’t really have a new perspective on mindsets because this was a perspective I already held. However it is a good reminder. <text:span text:style-name="T1">However, I don’t think a quiz was needed for me to know if I had a growth mindset or no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6:38:17.461808648</meta:creation-date>
    <dc:date>2021-01-25T19:11:40.391337121</dc:date>
    <meta:editing-duration>PT24M4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5" meta:word-count="68" meta:character-count="370" meta:non-whitespace-character-count="306"/>
  </office:meta>
</office:document-meta>
</file>